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0000001BDB732578FD70DF308.jpg" manifest:media-type="image/jpeg"/>
  <manifest:file-entry manifest:full-path="Pictures/10000000000003A0000001BD7A1362EA6E739D3A.jpg" manifest:media-type="image/jpeg"/>
  <manifest:file-entry manifest:full-path="Pictures/10000000000003A2000001BD55565537568051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Arial" fo:font-size="14.1000003814697pt" fo:font-weight="bold" style:font-size-asian="14.1000003814697pt" style:font-weight-asian="bold" style:font-name-complex="Arial" style:font-size-complex="14.1000003814697pt" style:font-weight-complex="bold"/>
    </style:style>
    <style:style style:name="T2" style:family="text">
      <style:text-properties fo:color="#000000" loext:opacity="100%" style:font-name="Arial" fo:font-size="9.89999961853027pt" fo:font-weight="bold" style:font-size-asian="9.89999961853027pt" style:font-weight-asian="bold" style:font-name-complex="Arial" style:font-size-complex="9.89999961853027pt" style:font-weight-complex="bold"/>
    </style:style>
    <style:style style:name="T3" style:family="text">
      <style:text-properties fo:color="#000000" loext:opacity="100%" style:font-name="Times New Roman" fo:font-size="14.1000003814697pt" fo:font-weight="bold" style:font-size-asian="14.1000003814697pt" style:font-weight-asian="bold" style:font-name-complex="Times New Roman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053cm" svg:height="0.556cm" svg:x="2.54cm" svg:y="2.545cm">
          <draw:text-box>
            <text:p text:style-name="P1"><text:span text:style-name="T1"><text:s text:c="29"/></text:span></text:p>
          </draw:text-box>
        </draw:frame>
        <draw:frame draw:style-name="gr1" draw:text-style-name="P2" draw:layer="layout" svg:width="0.494cm" svg:height="0.556cm" svg:x="14.933cm" svg:y="4.22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646cm" svg:height="0.395cm" svg:x="10.09cm" svg:y="5.017cm">
          <draw:text-box>
            <text:p text:style-name="P1"><text:span text:style-name="T2">USE </text:span><text:span text:style-name="T2">DASHBO</text:span><text:span text:style-name="T2">ARD </text:span><text:span text:style-name="T2">NODES </text:span><text:span text:style-name="T2">FOR </text:span><text:span text:style-name="T2">CREATI</text:span><text:span text:style-name="T2">NG UI </text:span><text:span text:style-name="T2">(WEB </text:span><text:span text:style-name="T2">APP)</text:span></text:p>
          </draw:text-box>
        </draw:frame>
        <draw:frame draw:style-name="gr1" draw:text-style-name="P2" draw:layer="layout" svg:width="0.494cm" svg:height="0.556cm" svg:x="19.772cm" svg:y="4.8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56cm" svg:x="2.54cm" svg:y="5.68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702cm" svg:height="0.395cm" svg:x="25.171cm" svg:y="6.525cm">
          <draw:text-box>
            <text:p text:style-name="P1"><text:span text:style-name="T2"><text:s text:c="38"/></text:span></text:p>
          </draw:text-box>
        </draw:frame>
        <draw:frame draw:style-name="gr2" draw:text-style-name="P3" draw:layer="layout" svg:width="0.35cm" svg:height="0.395cm" svg:x="25.171cm" svg:y="7.1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cm" svg:height="0.395cm" svg:x="25.171cm" svg:y="7.8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499cm" svg:height="0.395cm" svg:x="25.171cm" svg:y="8.527cm">
          <draw:text-box>
            <text:p text:style-name="P1"><text:span text:style-name="T2"><text:s text:c="77"/></text:span></text:p>
          </draw:text-box>
        </draw:frame>
        <draw:frame draw:style-name="gr2" draw:text-style-name="P3" draw:layer="layout" svg:width="0.35cm" svg:height="0.395cm" svg:x="25.171cm" svg:y="9.1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cm" svg:height="0.395cm" svg:x="25.171cm" svg:y="9.8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4cm" svg:height="0.556cm" svg:x="2.54cm" svg:y="10.5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56cm" svg:x="7.523cm" svg:y="6.488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016cm" svg:height="0.101cm" svg:x="6.338cm" svg:y="6.38cm" svg:viewBox="0 0 17 102" draw:points="0,102 17,102 17,0 0,0">
          <text:p/>
        </draw:polygon>
        <draw:polygon draw:style-name="gr3" draw:text-style-name="P4" draw:layer="layout" svg:width="0.016cm" svg:height="0.017cm" svg:x="6.338cm" svg:y="6.38cm" svg:viewBox="0 0 17 18" draw:points="0,18 17,18 17,0 0,0">
          <text:p/>
        </draw:polygon>
        <draw:polygon draw:style-name="gr3" draw:text-style-name="P4" draw:layer="layout" svg:width="0.017cm" svg:height="0.084cm" svg:x="14.488cm" svg:y="6.397cm" svg:viewBox="0 0 18 85" draw:points="0,85 18,85 18,0 0,0">
          <text:p/>
        </draw:polygon>
        <draw:polygon draw:style-name="gr3" draw:text-style-name="P4" draw:layer="layout" svg:width="0.017cm" svg:height="0.017cm" svg:x="14.488cm" svg:y="6.38cm" svg:viewBox="0 0 18 18" draw:points="0,18 18,18 18,0 0,0">
          <text:p/>
        </draw:polygon>
        <draw:polygon draw:style-name="gr3" draw:text-style-name="P4" draw:layer="layout" svg:width="0.017cm" svg:height="0.101cm" svg:x="24.836cm" svg:y="6.38cm" svg:viewBox="0 0 18 102" draw:points="0,102 18,102 18,0 0,0">
          <text:p/>
        </draw:polygon>
        <draw:polygon draw:style-name="gr3" draw:text-style-name="P4" draw:layer="layout" svg:width="0.017cm" svg:height="0.017cm" svg:x="24.836cm" svg:y="6.38cm" svg:viewBox="0 0 18 18" draw:points="0,18 18,18 18,0 0,0">
          <text:p/>
        </draw:polygon>
        <draw:frame draw:style-name="gr1" draw:text-style-name="P2" draw:layer="layout" svg:width="2.131cm" svg:height="0.547cm" svg:x="6.537cm" svg:y="7.439cm">
          <draw:text-box>
            <text:p text:style-name="P1"><text:span text:style-name="T3">Team ID <text:s/></text:span></text:p>
          </draw:text-box>
        </draw:frame>
        <draw:frame draw:style-name="gr1" draw:text-style-name="P2" draw:layer="layout" svg:width="0.494cm" svg:height="0.556cm" svg:x="10.428cm" svg:y="7.432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016cm" svg:height="0.102cm" svg:x="6.338cm" svg:y="7.325cm" svg:viewBox="0 0 17 103" draw:points="0,103 17,103 17,0 0,0">
          <text:p/>
        </draw:polygon>
        <draw:polygon draw:style-name="gr3" draw:text-style-name="P4" draw:layer="layout" svg:width="8.133cm" svg:height="0.017cm" svg:x="6.354cm" svg:y="7.325cm" svg:viewBox="0 0 8134 18" draw:points="0,18 8134,18 8134,0 0,0">
          <text:p/>
        </draw:polygon>
        <draw:polygon draw:style-name="gr3" draw:text-style-name="P4" draw:layer="layout" svg:width="0.017cm" svg:height="0.102cm" svg:x="14.488cm" svg:y="7.325cm" svg:viewBox="0 0 18 103" draw:points="0,103 18,103 18,0 0,0">
          <text:p/>
        </draw:polygon>
        <draw:polygon draw:style-name="gr3" draw:text-style-name="P4" draw:layer="layout" svg:width="10.331cm" svg:height="0.017cm" svg:x="14.505cm" svg:y="7.325cm" svg:viewBox="0 0 10332 18" draw:points="0,18 10332,18 10332,0 0,0">
          <text:p/>
        </draw:polygon>
        <draw:polygon draw:style-name="gr3" draw:text-style-name="P4" draw:layer="layout" svg:width="0.017cm" svg:height="0.102cm" svg:x="24.836cm" svg:y="7.325cm" svg:viewBox="0 0 18 103" draw:points="0,103 18,103 18,0 0,0">
          <text:p/>
        </draw:polygon>
        <draw:polygon draw:style-name="gr3" draw:text-style-name="P4" draw:layer="layout" svg:width="0.016cm" svg:height="0.842cm" svg:x="6.338cm" svg:y="7.427cm" svg:viewBox="0 0 17 843" draw:points="0,843 17,843 17,0 0,0">
          <text:p/>
        </draw:polygon>
        <draw:polygon draw:style-name="gr3" draw:text-style-name="P4" draw:layer="layout" svg:width="0.017cm" svg:height="0.842cm" svg:x="14.488cm" svg:y="7.427cm" svg:viewBox="0 0 18 843" draw:points="0,843 18,843 18,0 0,0">
          <text:p/>
        </draw:polygon>
        <draw:polygon draw:style-name="gr3" draw:text-style-name="P4" draw:layer="layout" svg:width="0.017cm" svg:height="0.842cm" svg:x="24.836cm" svg:y="7.427cm" svg:viewBox="0 0 18 843" draw:points="0,843 18,843 18,0 0,0">
          <text:p/>
        </draw:polygon>
        <draw:frame draw:style-name="gr2" draw:text-style-name="P3" draw:layer="layout" svg:width="3.317cm" svg:height="0.395cm" svg:x="14.691cm" svg:y="7.431cm">
          <draw:text-box>
            <text:p text:style-name="P1"><text:span text:style-name="T2">PNT2022TMID21611</text:span></text:p>
          </draw:text-box>
        </draw:frame>
        <draw:frame draw:style-name="gr1" draw:text-style-name="P2" draw:layer="layout" svg:width="2.902cm" svg:height="0.547cm" svg:x="6.537cm" svg:y="8.383cm">
          <draw:text-box>
            <text:p text:style-name="P1"><text:span text:style-name="T3">Project Name</text:span></text:p>
          </draw:text-box>
        </draw:frame>
        <draw:frame draw:style-name="gr1" draw:text-style-name="P2" draw:layer="layout" svg:width="0.494cm" svg:height="0.556cm" svg:x="9.428cm" svg:y="8.376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016cm" svg:height="0.102cm" svg:x="6.338cm" svg:y="8.269cm" svg:viewBox="0 0 17 103" draw:points="0,103 17,103 17,0 0,0">
          <text:p/>
        </draw:polygon>
        <draw:polygon draw:style-name="gr3" draw:text-style-name="P4" draw:layer="layout" svg:width="8.133cm" svg:height="0.017cm" svg:x="6.354cm" svg:y="8.269cm" svg:viewBox="0 0 8134 18" draw:points="0,18 8134,18 8134,0 0,0">
          <text:p/>
        </draw:polygon>
        <draw:polygon draw:style-name="gr3" draw:text-style-name="P4" draw:layer="layout" svg:width="0.017cm" svg:height="0.102cm" svg:x="14.488cm" svg:y="8.269cm" svg:viewBox="0 0 18 103" draw:points="0,103 18,103 18,0 0,0">
          <text:p/>
        </draw:polygon>
        <draw:polygon draw:style-name="gr3" draw:text-style-name="P4" draw:layer="layout" svg:width="10.331cm" svg:height="0.017cm" svg:x="14.505cm" svg:y="8.269cm" svg:viewBox="0 0 10332 18" draw:points="0,18 10332,18 10332,0 0,0">
          <text:p/>
        </draw:polygon>
        <draw:polygon draw:style-name="gr3" draw:text-style-name="P4" draw:layer="layout" svg:width="0.017cm" svg:height="0.102cm" svg:x="24.836cm" svg:y="8.269cm" svg:viewBox="0 0 18 103" draw:points="0,103 18,103 18,0 0,0">
          <text:p/>
        </draw:polygon>
        <draw:polygon draw:style-name="gr3" draw:text-style-name="P4" draw:layer="layout" svg:width="0.016cm" svg:height="1.151cm" svg:x="6.338cm" svg:y="8.371cm" svg:viewBox="0 0 17 1152" draw:points="0,1152 17,1152 17,0 0,0">
          <text:p/>
        </draw:polygon>
        <draw:polygon draw:style-name="gr3" draw:text-style-name="P4" draw:layer="layout" svg:width="0.017cm" svg:height="1.151cm" svg:x="14.488cm" svg:y="8.371cm" svg:viewBox="0 0 18 1152" draw:points="0,1152 18,1152 18,0 0,0">
          <text:p/>
        </draw:polygon>
        <draw:polygon draw:style-name="gr3" draw:text-style-name="P4" draw:layer="layout" svg:width="0.017cm" svg:height="1.151cm" svg:x="24.836cm" svg:y="8.371cm" svg:viewBox="0 0 18 1152" draw:points="0,1152 18,1152 18,0 0,0">
          <text:p/>
        </draw:polygon>
        <draw:frame draw:style-name="gr2" draw:text-style-name="P3" draw:layer="layout" svg:width="8.994cm" svg:height="0.395cm" svg:x="14.691cm" svg:y="8.375cm">
          <draw:text-box>
            <text:p text:style-name="P1"><text:span text:style-name="T2">Industry-specific intelligent fire management system <text:s/></text:span></text:p>
          </draw:text-box>
        </draw:frame>
        <draw:frame draw:style-name="gr1" draw:text-style-name="P2" draw:layer="layout" svg:width="0.494cm" svg:height="0.556cm" svg:x="10.255cm" svg:y="9.629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0.016cm" svg:height="0.102cm" svg:x="6.338cm" svg:y="9.522cm" svg:viewBox="0 0 17 103" draw:points="0,103 17,103 17,0 0,0">
          <text:p/>
        </draw:polygon>
        <draw:polygon draw:style-name="gr3" draw:text-style-name="P4" draw:layer="layout" svg:width="8.133cm" svg:height="0.017cm" svg:x="6.354cm" svg:y="9.522cm" svg:viewBox="0 0 8134 18" draw:points="0,18 8134,18 8134,0 0,0">
          <text:p/>
        </draw:polygon>
        <draw:polygon draw:style-name="gr3" draw:text-style-name="P4" draw:layer="layout" svg:width="0.017cm" svg:height="0.102cm" svg:x="14.488cm" svg:y="9.522cm" svg:viewBox="0 0 18 103" draw:points="0,103 18,103 18,0 0,0">
          <text:p/>
        </draw:polygon>
        <draw:polygon draw:style-name="gr3" draw:text-style-name="P4" draw:layer="layout" svg:width="10.331cm" svg:height="0.017cm" svg:x="14.505cm" svg:y="9.522cm" svg:viewBox="0 0 10332 18" draw:points="0,18 10332,18 10332,0 0,0">
          <text:p/>
        </draw:polygon>
        <draw:polygon draw:style-name="gr3" draw:text-style-name="P4" draw:layer="layout" svg:width="0.017cm" svg:height="0.102cm" svg:x="24.836cm" svg:y="9.522cm" svg:viewBox="0 0 18 103" draw:points="0,103 18,103 18,0 0,0">
          <text:p/>
        </draw:polygon>
        <draw:polygon draw:style-name="gr3" draw:text-style-name="P4" draw:layer="layout" svg:width="0.016cm" svg:height="0.017cm" svg:x="6.338cm" svg:y="10.466cm" svg:viewBox="0 0 17 18" draw:points="0,18 17,18 17,0 0,0">
          <text:p/>
        </draw:polygon>
        <draw:polygon draw:style-name="gr3" draw:text-style-name="P4" draw:layer="layout" svg:width="0.016cm" svg:height="0.017cm" svg:x="6.338cm" svg:y="10.466cm" svg:viewBox="0 0 17 18" draw:points="0,18 17,18 17,0 0,0">
          <text:p/>
        </draw:polygon>
        <draw:polygon draw:style-name="gr3" draw:text-style-name="P4" draw:layer="layout" svg:width="0.017cm" svg:height="0.017cm" svg:x="14.488cm" svg:y="10.466cm" svg:viewBox="0 0 18 18" draw:points="0,18 18,18 18,0 0,0">
          <text:p/>
        </draw:polygon>
        <draw:polygon draw:style-name="gr3" draw:text-style-name="P4" draw:layer="layout" svg:width="0.017cm" svg:height="0.017cm" svg:x="24.836cm" svg:y="10.466cm" svg:viewBox="0 0 18 18" draw:points="0,18 18,18 18,0 0,0">
          <text:p/>
        </draw:polygon>
        <draw:polygon draw:style-name="gr3" draw:text-style-name="P4" draw:layer="layout" svg:width="0.017cm" svg:height="0.017cm" svg:x="24.836cm" svg:y="10.466cm" svg:viewBox="0 0 18 18" draw:points="0,18 18,18 18,0 0,0">
          <text:p/>
        </draw:polygon>
      </draw:page>
      <draw:page draw:name="page2" draw:style-name="dp1" draw:master-page-name="master-page24">
        <draw:frame draw:style-name="gr4" draw:text-style-name="P5" draw:layer="layout" svg:width="24.163cm" svg:height="11.56cm" svg:x="2.54cm" svg:y="2.54cm">
          <draw:image xlink:href="Pictures/10000000000003A2000001BD55565537568051B8.jpg" xlink:type="simple" xlink:show="embed" xlink:actuate="onLoad" draw:mime-type="image/jpeg">
            <text:p/>
          </draw:image>
        </draw:frame>
        <draw:frame draw:style-name="gr1" draw:text-style-name="P2" draw:layer="layout" svg:width="0.494cm" svg:height="0.556cm" svg:x="26.724cm" svg:y="13.651cm">
          <draw:text-box>
            <text:p text:style-name="P1"><text:span text:style-name="T1"><text:s text:c="2"/></text:span></text:p>
          </draw:text-box>
        </draw:frame>
      </draw:page>
      <draw:page draw:name="page3" draw:style-name="dp1" draw:master-page-name="master-page24">
        <draw:frame draw:style-name="gr4" draw:text-style-name="P5" draw:layer="layout" svg:width="25.103cm" svg:height="12.039cm" svg:x="2.54cm" svg:y="2.54cm">
          <draw:image xlink:href="Pictures/10000000000003A0000001BD7A1362EA6E739D3A.jpg" xlink:type="simple" xlink:show="embed" xlink:actuate="onLoad" draw:mime-type="image/jpeg">
            <text:p/>
          </draw:image>
        </draw:frame>
        <draw:frame draw:style-name="gr1" draw:text-style-name="P2" draw:layer="layout" svg:width="0.494cm" svg:height="0.556cm" svg:x="27.647cm" svg:y="14.13cm">
          <draw:text-box>
            <text:p text:style-name="P1"><text:span text:style-name="T1"><text:s text:c="2"/></text:span></text:p>
          </draw:text-box>
        </draw:frame>
      </draw:page>
      <draw:page draw:name="page4" draw:style-name="dp1" draw:master-page-name="master-page24">
        <draw:frame draw:style-name="gr4" draw:text-style-name="P5" draw:layer="layout" svg:width="25.289cm" svg:height="12.128cm" svg:x="2.54cm" svg:y="2.54cm">
          <draw:image xlink:href="Pictures/10000000000003A0000001BDB732578FD70DF308.jpg" xlink:type="simple" xlink:show="embed" xlink:actuate="onLoad" draw:mime-type="image/jpeg">
            <text:p/>
          </draw:image>
        </draw:frame>
        <draw:frame draw:style-name="gr1" draw:text-style-name="P2" draw:layer="layout" svg:width="0.494cm" svg:height="0.556cm" svg:x="27.838cm" svg:y="14.218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0T19:33:14.572111774</dc:date>
    <meta:editing-duration>PT2M5S</meta:editing-duration>
    <meta:editing-cycles>1</meta:editing-cycles>
    <meta:document-statistic meta:object-count="58"/>
    <meta:generator>LibreOffice/7.3.6.2$Linux_X86_64 LibreOffice_project/30$Build-2</meta:generator>
  </office:meta>
</office:document-meta>
</file>